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1">Chapter Eleven</text:p>
      <text:p text:style-name="P31"/>
      <text:p text:style-name="P31"><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1"><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1"><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1"><text:s text:c="5"/><text:span text:style-name="T204">Yet he continued on trying to find a way to change the future. There was no reason he couldn’t change the future. It was yet to be written and if that was the case then he could change whatever he wanted to.</text:span></text:p>
      <text:p text:style-name="P31"><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1"><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1"><text:s text:c="5"/><text:span text:style-name="T204">No man should know too much about their future. Chief repeated to himself. To do so would be to invite fear and danger.</text:span></text:p>
      <text:p text:style-name="P31"><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1"><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1"><text:s text:c="5"/><text:span text:style-name="T206">Time travel had its perks too. Seeing things that most people haven’t seen or witnessed. The past was full of wonder. The future was full of wonder as well. But the past is what interested Chief.</text:span></text:p>
      <text:p text:style-name="P31"><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1"><text:s text:c="5"/><text:span text:style-name="T207">To observe.</text:span></text:p>
      <text:p text:style-name="P31"><text:s text:c="5"/><text:span text:style-name="T207">They hadn’t been observing too much as of late. Mostly they had been fixing the past to make sure certain aspects made it to the future.</text:span></text:p>
      <text:p text:style-name="P31"><text:s text:c="5"/><text:span text:style-name="T207">Chief wanted to get back to his roots for time travel as a whole. He wanted to understand things that could not be understood easily.</text:span></text:p>
      <text:p text:style-name="P31"><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1"><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1"><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1"><text:s text:c="5"/><text:span text:style-name="T208">Chief wondered all of these things. He wanted to make the world a better place </text:span><text:span text:style-name="T209">for everyone. If only he could do that.</text:span></text:p>
      <text:p text:style-name="P31"><text:s text:c="5"/><text:span text:style-name="T209">That was the question on his mind. What would it take for the world to become free of disease? Would that be possible?</text:span></text:p>
      <text:p text:style-name="P31"><text:s text:c="5"/><text:span text:style-name="T209">He wanted to find out. He wanted to experience a world free of disease. A world free from oppression and slavery to mans own short comings. A world free of itself.</text:span></text:p>
      <text:p text:style-name="P31"/>
      <text:p text:style-name="P32">Chapter Twelv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9T14:28:06.571000000</dc:date>
    <meta:editing-cycles>220</meta:editing-cycles>
    <meta:generator>LibreOffice/7.4.1.2$Windows_X86_64 LibreOffice_project/3c58a8f3a960df8bc8fd77b461821e42c061c5f0</meta:generator>
    <meta:editing-duration>PT7H43M33S</meta:editing-duration>
    <meta:document-statistic meta:table-count="0" meta:image-count="0" meta:object-count="0" meta:page-count="43" meta:paragraph-count="552" meta:word-count="11002" meta:character-count="61515" meta:non-whitespace-character-count="48403"/>
  </office:meta>
</office:document-meta>
</file>